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4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20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2c94f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1f1373" officeooo:paragraph-rsid="002fbfc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286e51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290ea9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2a6f12"/>
    </style:style>
    <style:style style:name="P27" style:family="paragraph" style:parent-style-name="Standard">
      <style:paragraph-properties fo:text-align="start" style:justify-single-word="false" fo:hyphenation-ladder-count="no-limit"/>
      <style:text-properties officeooo:paragraph-rsid="002ecfda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210fe5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2pt" fo:language="uk" fo:country="UA" fo:font-weight="normal" officeooo:rsid="0074a7e7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uk" fo:country="UA" fo:font-weight="normal" officeooo:rsid="002ecfda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2pt" fo:language="uk" fo:country="UA" fo:font-weight="bold" officeooo:rsid="00147299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9" style:family="text">
      <style:text-properties officeooo:rsid="0020efcb"/>
    </style:style>
    <style:style style:name="T20" style:family="text">
      <style:text-properties officeooo:rsid="002fbfcd"/>
    </style:style>
    <style:style style:name="T21" style:family="text">
      <style:text-properties officeooo:rsid="00302c13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03in" draw:visible-area-height="1.9803in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8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6"/>
      <text:p text:style-name="P12"><text:span text:style-name="T5">на тему: </text:span><text:span text:style-name="T6">«Вивчення механізму повідомлень ОС Windows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0"><text:span text:style-name="T7">Тема. </text:span><text:span text:style-name="T6">Вивчення механізму повідомлень ОС Windows.</text:span></text:p>
      <text:p text:style-name="P21"><text:span text:style-name="T7">Мета.</text:span><text:span text:style-name="T6"> </text:span></text:p>
      <text:list xml:id="list3215548864" text:style-name="L1">
        <text:list-item>
          <text:p text:style-name="P25"><text:span text:style-name="T15">вивчити організацію Win32 GUI додатку;</text:span></text:p>
        </text:list-item>
        <text:list-item>
          <text:p text:style-name="P24"><text:span text:style-name="T15">ознайомитися з механізмом повідомлень Windows (види повідомлень, способи і засоби обміну повідомленнями, програми обробки повідомлень, черги повідомлень)</text:span></text:p>
        </text:list-item>
        <text:list-item>
          <text:p text:style-name="P26"><text:span text:style-name="T15">отримати практичні навички програмування передачі і обробки повідомлень;</text:span></text:p>
        </text:list-item>
        <text:list-item>
          <text:p text:style-name="P26"><text:span text:style-name="T15">ознайомитися з особливостями межпроцессной і міжпоточної передачі повідомлень;</text:span></text:p>
        </text:list-item>
        <text:list-item>
          <text:p text:style-name="P26"><text:span text:style-name="T15">отримати практичні навички межпроцессного обміну даними за допомогою апарату повідомлень.</text:span></text:p>
        </text:list-item>
      </text:list>
      <text:p text:style-name="P22"><text:span text:style-name="T12">Завдання. </text:span><text:span text:style-name="T13">Скласти програму, що є простим застосуванням Win32. У програмі використовувати для створення інтерфейсу функції API Windows. У головному вікні додатка розмістити декілька (можна вибрати самостійно) інтерфейсних елементів, управління якими здійснюється за допомогою апарату повідомлень (обмін повідомленнями з інтерфейсними елементами двосторонній);</text:span></text:p>
      <text:p text:style-name="P22"><text:span text:style-name="T13">Створити ще одне застосування і організувати обмін даними між двома застосуваннями, використовуючи Wm_copydata.</text:span></text:p>
      <text:p text:style-name="P15"><text:span text:style-name="T17">Текст програми. </text:span><text:a xlink:type="simple" xlink:href="https://github.com/dazzlemon/diit_121-ipz_y3_os/blob/main/5/src/main.cpp" text:style-name="Internet_20_link" text:visited-style-name="Visited_20_Internet_20_Link"><text:span text:style-name="T14">github</text:span></text:a></text:p>
      <text:p text:style-name="P27"><text:bookmark text:name="page3R_mcid36"/><text:span text:style-name="T18">Результати виконання програми. </text:span><text:a xlink:type="simple" xlink:href="https://github.com/dazzlemon/diit_121-ipz_y3_os/blob/main/5/docs/tie.gif" text:style-name="Internet_20_link" text:visited-style-name="Visited_20_Internet_20_Link"><text:span text:style-name="T16">gif1</text:span></text:a> <text:a xlink:type="simple" xlink:href="https://github.com/dazzlemon/diit_121-ipz_y3_os/blob/main/5/docs/xs_won.gif" text:style-name="Internet_20_link" text:visited-style-name="Visited_20_Internet_20_Link"><text:span text:style-name="T16">gif2</text:span></text:a></text:p>
      <text:p text:style-name="P14">Аналіз результатів та висновки.</text:p>
      <text:p text:style-name="P23">Розроблена програма демонструє <text:span text:style-name="T20">гру “хрестики нулики” на подійно-орієнтованій архітектурі. Гравці по черзі обирають свій хід, по завершені програма надає повідомлення про результат гри, після цього обидва вікна закриваються. </text:span><text:span text:style-name="T21">Для обміну ходами між вікнами використовуються повідомл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3-17T23:24:59.347344283</dc:date>
    <meta:editing-duration>PT40M15S</meta:editing-duration>
    <meta:editing-cycles>41</meta:editing-cycles>
    <meta:generator>LibreOffice/7.2.5.2.0$Linux_X86_64 LibreOffice_project/20$Build-2</meta:generator>
    <meta:document-statistic meta:table-count="0" meta:image-count="0" meta:object-count="1" meta:page-count="2" meta:paragraph-count="27" meta:word-count="197" meta:character-count="1611" meta:non-whitespace-character-count="1439"/>
  </office:meta>
</office:document-meta>
</file>